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g <text:s text:c="4"/>fgdsfgdsfgdsfgdfg</text:p>
      <text:p text:style-name="Standard"/>
      <text:p text:style-name="Standard"/>
      <text:p text:style-name="Standard">kakskdl;ka;ldkl;asd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1-06T19:21:19</meta:creation-date>
    <dc:date>2015-11-09T15:52:18</dc:date>
    <dc:creator>Prudvee Krishna</dc:creator>
    <meta:editing-duration>PT30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3" meta:character-count="46"/>
  </office:meta>
</office:document-meta>
</file>